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 Semibold1" svg:font-family="'Segoe UI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"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Segoe UI Semibold" fo:font-size="36pt" style:font-size-asian="36pt" style:font-size-complex="36pt"/>
    </style:style>
    <style:style style:name="P6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7" style:family="paragraph">
      <style:paragraph-properties fo:text-align="start"/>
    </style:style>
    <style:style style:name="T1" style:family="text">
      <style:text-properties style:font-name="Segoe UI Semibol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style:font-name="Segoe UI" fo:font-size="32pt" style:text-underline-style="none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36pt" style:font-size-asian="36pt" style:font-size-complex="36pt"/>
    </style:style>
    <style:style style:name="T6" style:family="text">
      <style:text-properties style:font-name="Liberation Sans Narrow" fo:font-size="36pt" fo:font-weight="bold" style:font-size-asian="36pt" style:font-weight-asian="bold" style:font-size-complex="36pt" style:font-weight-complex="bold"/>
    </style:style>
    <style:style style:name="T7" style:family="text">
      <style:text-properties style:font-name="Segoe UI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Segoe UI Semibold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Segoe UI Semibold1" fo:font-size="20pt" fo:font-weight="bold" style:font-name-asian="Segoe UI Semibold1" style:font-size-asian="20pt" style:font-weight-asian="bold" style:font-name-complex="Segoe UI Semibold1" style:font-size-complex="20pt" style:font-weight-complex="bold"/>
    </style:style>
    <style:style style:name="T10" style:family="text">
      <style:text-properties style:font-name="Segoe UI Semibold" fo:font-size="20pt" fo:font-weight="bold" style:font-name-asian="Segoe UI Semibold1" style:font-size-asian="20pt" style:font-weight-asian="bold" style:font-name-complex="Segoe UI Semibold1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1.016cm">
          <draw:text-box>
            <text:p text:style-name="P1"><text:span text:style-name="T1">HYMN #818</text:span></text:p>
            <text:p text:style-name="P1"><text:span text:style-name="T2">“</text:span><text:span text:style-name="T2">In Thee Is Gladnes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4" draw:layer="layout" svg:width="24.384cm" svg:height="7.011cm" svg:x="1.778cm" svg:y="1.016cm">
          <draw:text-box>
            <text:p text:style-name="P1"><text:span text:style-name="T3">1. </text:span><text:span text:style-name="T4">In Thee is gladness amid all sadness,</text:span></text:p>
            <text:p text:style-name="P1"><text:span text:style-name="T4">Jesus, sunshine of my heart!</text:span></text:p>
            <text:p text:style-name="P1"><text:span text:style-name="T4">By Thee are given The gifts of heaven,</text:span></text:p>
            <text:p text:style-name="P1"><text:span text:style-name="T4">Thou the true Redeemer ar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4" draw:layer="layout" svg:width="24.384cm" svg:height="7.011cm" svg:x="1.778cm" svg:y="1.016cm">
          <draw:text-box>
            <text:p text:style-name="P1"><text:span text:style-name="T4">Our souls Thou wakest;</text:span></text:p>
            <text:p text:style-name="P1"><text:span text:style-name="T4">Our bonds thou breakest.</text:span></text:p>
            <text:p text:style-name="P1"><text:span text:style-name="T4">Who trusts Thee surely has built securely and stands forever: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5" draw:layer="layout" svg:width="24.384cm" svg:height="7.011cm" svg:x="1.778cm" svg:y="1.016cm">
          <draw:text-box>
            <text:p text:style-name="P1"><text:span text:style-name="T4">Our hearts are pining</text:span></text:p>
            <text:p text:style-name="P1"><text:span text:style-name="T4">to see Thy shining,</text:span></text:p>
            <text:p text:style-name="P1"><text:span text:style-name="T4">Dying or living, To Thee are cleaving,</text:span></text:p>
            <text:p text:style-name="P1"><text:span text:style-name="T4">Naught can us sever: Alleluia!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" draw:text-style-name="P6" draw:layer="layout" svg:width="24.384cm" svg:height="7.011cm" svg:x="1.778cm" svg:y="1.016cm">
          <draw:text-box>
            <text:p text:style-name="P1"><text:span text:style-name="T3">2.</text:span><text:span text:style-name="T4"> Since He is ours, We fear no powers,</text:span></text:p>
            <text:p text:style-name="P1"><text:span text:style-name="T4">Not of earth nor sin nor death.</text:span></text:p>
            <text:p text:style-name="P1"><text:span text:style-name="T4">He sees and blesses in worst distresses;</text:span></text:p>
            <text:p text:style-name="P1"><text:span text:style-name="T4">He can change them with a brea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4" draw:text-style-name="P6" draw:layer="layout" svg:width="25.146cm" svg:height="5.321cm" svg:x="1.524cm" svg:y="1.016cm">
          <draw:text-box>
            <text:p text:style-name="P1"><text:span text:style-name="T4">Wherefore the story - Tell of His glory with hearts and voices; all heav’n rejoices in Him forever: Allelui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5" draw:text-style-name="P6" draw:layer="layout" svg:width="24.384cm" svg:height="11.482cm" svg:x="1.778cm" svg:y="1.016cm">
          <draw:text-box>
            <text:p text:style-name="P1"><text:span text:style-name="T6">We shout for gladness, Triumph o'er sadness,</text:span></text:p>
            <text:p text:style-name="P1"><text:span text:style-name="T4">Love Him and praise Him</text:span></text:p>
            <text:p text:style-name="P1"><text:span text:style-name="T4">And still shall raise Him</text:span></text:p>
            <text:p text:style-name="P1"><text:span text:style-name="T4">Glad hymns forever: Alleluia!</text:span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8">Text and Tune: Public Domain</text:span></text:p>
            <text:p text:style-name="P7"><text:span text:style-name="T8">Setting: </text:span><text:span text:style-name="T9">©</text:span><text:span text:style-name="T10"> 1956 Barenreiter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 Semibold1" svg:font-family="'Segoe UI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5T12:08:31.323000000</meta:creation-date>
    <dc:title>Blue template</dc:title>
    <meta:editing-duration>PT5M45S</meta:editing-duration>
    <meta:editing-cycles>5</meta:editing-cycles>
    <meta:generator>LibreOffice/6.0.5.2$Windows_X86_64 LibreOffice_project/54c8cbb85f300ac59db32fe8a675ff7683cd5a16</meta:generator>
    <dc:date>2018-07-16T21:26:56.611000000</dc:date>
    <meta:document-statistic meta:object-count="42"/>
  </office:meta>
</office:document-meta>
</file>